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mic Sans MS" svg:font-family="'Comic Sans MS', sans-serif"/>
    <style:font-face style:name="Courier New" svg:font-family="'Courier New', monospace"/>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top="0cm" fo:margin-bottom="0.265cm" style:contextual-spacing="false"/>
    </style:style>
    <style:style style:name="P3" style:family="paragraph" style:parent-style-name="Text_20_body">
      <style:paragraph-properties fo:margin-top="0cm" fo:margin-bottom="0.265cm" style:contextual-spacing="false" fo:text-align="center" style:justify-single-word="false"/>
    </style:style>
    <style:style style:name="P4" style:family="paragraph" style:parent-style-name="Text_20_body">
      <style:paragraph-properties fo:margin-top="0cm" fo:margin-bottom="0.265cm" style:contextual-spacing="false"/>
      <style:text-properties fo:font-variant="normal" fo:text-transform="none" fo:color="#000000" style:font-name="sans-serif" fo:font-size="14pt" fo:letter-spacing="normal" fo:font-style="normal" fo:font-weight="normal"/>
    </style:style>
    <style:style style:name="P5" style:family="paragraph" style:parent-style-name="Text_20_body" style:list-style-name="L5">
      <style:paragraph-properties fo:margin-top="0cm" fo:margin-bottom="0.265cm" style:contextual-spacing="false"/>
      <style:text-properties fo:font-variant="normal" fo:text-transform="none" fo:color="#000000" style:font-name="sans-serif" fo:font-size="14pt" fo:letter-spacing="normal" fo:font-style="normal" fo:font-weight="normal"/>
    </style:style>
    <style:style style:name="P6" style:family="paragraph" style:parent-style-name="Text_20_body" style:list-style-name="L6">
      <style:paragraph-properties fo:margin-top="0cm" fo:margin-bottom="0.265cm" style:contextual-spacing="false"/>
      <style:text-properties fo:font-variant="normal" fo:text-transform="none" fo:color="#000000" style:font-name="sans-serif" fo:font-size="14pt" fo:letter-spacing="normal" fo:font-style="normal" fo:font-weight="normal"/>
    </style:style>
    <style:style style:name="P7" style:family="paragraph" style:parent-style-name="Text_20_body" style:list-style-name="L1">
      <style:paragraph-properties fo:margin-top="0cm" fo:margin-bottom="0.265cm" style:contextual-spacing="false"/>
    </style:style>
    <style:style style:name="P8" style:family="paragraph" style:parent-style-name="Text_20_body" style:list-style-name="L2">
      <style:paragraph-properties fo:margin-top="0cm" fo:margin-bottom="0.265cm" style:contextual-spacing="false"/>
    </style:style>
    <style:style style:name="P9" style:family="paragraph" style:parent-style-name="Text_20_body" style:list-style-name="L3">
      <style:paragraph-properties fo:margin-top="0cm" fo:margin-bottom="0.265cm" style:contextual-spacing="false"/>
    </style:style>
    <style:style style:name="P10" style:family="paragraph" style:parent-style-name="Text_20_body" style:list-style-name="L4">
      <style:paragraph-properties fo:margin-top="0cm" fo:margin-bottom="0.265cm" style:contextual-spacing="false"/>
    </style:style>
    <style:style style:name="P11" style:family="paragraph" style:parent-style-name="Text_20_body" style:list-style-name="L6">
      <style:paragraph-properties fo:margin-top="0cm" fo:margin-bottom="0.265cm" style:contextual-spacing="false"/>
    </style:style>
    <style:style style:name="P12" style:family="paragraph" style:parent-style-name="Text_20_body">
      <style:paragraph-properties fo:margin-left="0cm" fo:margin-right="0cm" fo:margin-top="0cm" fo:margin-bottom="0cm" style:contextual-spacing="false" fo:text-align="center" style:justify-single-word="false" fo:text-indent="0cm" style:auto-text-indent="false"/>
    </style:style>
    <style:style style:name="P13" style:family="paragraph" style:parent-style-name="Heading_20_1">
      <style:text-properties fo:font-variant="normal" fo:text-transform="none" fo:color="#000020" style:font-name="Comic Sans MS" fo:font-size="14pt" fo:letter-spacing="normal" fo:font-style="normal" style:text-underline-style="solid" style:text-underline-width="auto" style:text-underline-color="font-color" fo:font-weight="normal"/>
    </style:style>
    <style:style style:name="P14" style:family="paragraph" style:parent-style-name="Heading_20_2">
      <style:paragraph-properties fo:margin-top="0cm" fo:margin-bottom="0.265cm" style:contextual-spacing="false" fo:text-align="center" style:justify-single-word="false"/>
      <style:text-properties fo:font-variant="normal" fo:text-transform="none" fo:color="#000020" style:font-name="Comic Sans MS" fo:font-size="14pt" fo:letter-spacing="normal" fo:font-style="normal" style:text-underline-style="solid" style:text-underline-width="auto" style:text-underline-color="font-color" fo:font-weight="normal"/>
    </style:style>
    <style:style style:name="P15" style:family="paragraph" style:parent-style-name="List_20_Heading">
      <style:paragraph-properties fo:margin-top="0cm" fo:margin-bottom="0.265cm" style:contextual-spacing="false"/>
      <style:text-properties fo:font-variant="normal" fo:text-transform="none" fo:color="#000000" style:font-name="sans-serif" fo:font-size="14pt" fo:letter-spacing="normal" fo:font-style="normal" fo:font-weight="bold"/>
    </style:style>
    <style:style style:name="P16" style:family="paragraph" style:parent-style-name="List_20_Contents">
      <style:paragraph-properties fo:margin-top="0cm" fo:margin-bottom="0.265cm" style:contextual-spacing="false"/>
      <style:text-properties fo:font-variant="normal" fo:text-transform="none" fo:color="#000000" style:font-name="sans-serif" fo:font-size="14pt" fo:letter-spacing="normal" fo:font-style="normal" fo:font-weight="normal"/>
    </style:style>
    <style:style style:name="P17" style:family="paragraph" style:parent-style-name="Preformatted_20_Text">
      <style:paragraph-properties fo:margin-top="0cm" fo:margin-bottom="0.265cm" style:contextual-spacing="false" fo:background-color="#ffffd0" fo:padding="0.049cm" fo:border="0.06pt solid #c0c0c0">
        <style:background-image/>
      </style:paragraph-properties>
      <style:text-properties fo:font-variant="normal" fo:text-transform="none" fo:color="#000000" style:font-name="sans-serif" fo:font-size="14pt" fo:letter-spacing="normal" fo:font-style="normal" fo:font-weight="normal"/>
    </style:style>
    <style:style style:name="T1" style:family="text">
      <style:text-properties fo:font-variant="normal" fo:text-transform="none" fo:color="#000000" style:font-name="sans-serif" fo:font-size="14pt" fo:letter-spacing="normal" fo:font-style="normal" fo:font-weight="normal"/>
    </style:style>
    <style:style style:name="T2" style:family="text">
      <style:text-properties fo:font-variant="normal" fo:text-transform="none" fo:color="#000000" style:font-name="sans-serif" fo:font-size="14pt" fo:letter-spacing="normal" fo:font-style="normal" fo:font-weight="normal" fo:padding="0.049cm" fo:border="0.06pt dotted #000000"/>
    </style:style>
    <style:style style:name="T3" style:family="text">
      <style:text-properties fo:font-variant="normal" fo:text-transform="none" fo:color="#000000" style:text-line-through-style="none" style:text-line-through-type="none" style:font-name="sans-serif" fo:font-size="14pt" fo:letter-spacing="normal" fo:font-style="normal" style:text-underline-style="none" fo:font-weight="normal" style:text-blinking="false"/>
    </style:style>
    <style:style style:name="T4" style:family="text">
      <style:text-properties fo:font-variant="normal" fo:text-transform="none" fo:color="#000000" style:text-line-through-style="none" style:text-line-through-type="none" style:font-name="sans-serif" fo:font-size="14pt" fo:letter-spacing="normal" fo:font-style="normal" style:text-underline-style="none" fo:font-weight="normal" style:text-blinking="false" fo:background-color="#f0fff0" loext:char-shading-value="0" fo:padding="0cm" fo:border="none"/>
    </style:style>
    <style:style style:name="T5" style:family="text">
      <style:text-properties fo:font-variant="normal" fo:text-transform="none" fo:color="#000000" style:text-line-through-style="none" style:text-line-through-type="none" style:font-name="sans-serif" fo:font-size="14pt" fo:letter-spacing="normal" fo:font-style="normal" style:text-underline-style="none" fo:font-weight="normal" style:text-blinking="false" fo:padding="0.049cm" fo:border="0.06pt dotted #000000"/>
    </style:style>
    <style:style style:name="T6" style:family="text">
      <style:text-properties fo:font-variant="normal" fo:text-transform="none" fo:color="#000000" style:font-name="Courier New" fo:font-size="14pt" fo:letter-spacing="normal" fo:font-style="normal" fo:font-weight="normal" fo:background-color="#c0c0c0" loext:char-shading-value="0" fo:padding="0cm" fo:border="none"/>
    </style:style>
    <style:style style:name="T7" style:family="text">
      <style:text-properties fo:font-variant="normal" fo:text-transform="none" fo:color="#000000" style:font-name="Courier New" fo:font-size="14pt" fo:letter-spacing="normal" fo:font-style="normal" fo:font-weight="bold" fo:background-color="#c0c0c0" loext:char-shading-value="0" fo:padding="0cm" fo:border="none"/>
    </style:style>
    <style:style style:name="T8" style:family="text">
      <style:text-properties fo:font-variant="normal" fo:text-transform="none" fo:color="#101080" style:font-name="sans-serif" fo:font-size="14pt" fo:letter-spacing="normal" fo:font-style="normal" fo:font-weight="normal"/>
    </style:style>
    <style:style style:name="T9" style:family="text">
      <style:text-properties fo:font-variant="normal" fo:text-transform="none" fo:color="#101080" style:font-name="Courier New" fo:font-size="14pt" fo:letter-spacing="normal" fo:font-style="normal" fo:font-weight="normal" fo:background-color="#ffffff" loext:char-shading-value="0" fo:padding="0cm" fo:border="non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Introductory Programming in Python: Lesson 4<text:line-break/>Program State and Basic Variables</text:h>
      <text:p text:style-name="P3"><text:span text:style-name="T1">[</text:span><text:a xlink:type="simple" xlink:href="http://www.cbio.uct.ac.za/~gustavo/Lectures/Python/James/basic_output.html"><text:span text:style-name="T3">Prev: Basic Output</text:span></text:a><text:span text:style-name="T1">] [</text:span><text:a xlink:type="simple" xlink:href="http://www.cbio.uct.ac.za/~gustavo/Lectures/Python/James/index.html"><text:span text:style-name="T3">Course Outline</text:span></text:a><text:span text:style-name="T1">] [</text:span><text:a xlink:type="simple" xlink:href="http://www.cbio.uct.ac.za/~gustavo/Lectures/Python/James/basic_input.html"><text:span text:style-name="T3">Next: Basic Input</text:span></text:a><text:span text:style-name="T1">]</text:span></text:p>
      <text:h text:style-name="P14" text:outline-level="2">The Concept of State</text:h>
      <text:p text:style-name="P2"><text:span text:style-name="T1">As we know, programs execute statements in sequential order. They flow through your code, left to right, top to bottom. As statements are executed, things happen; output is issued, calculations are done, and the </text:span><text:span text:style-name="Strong_20_Emphasis"><text:span text:style-name="T1">state</text:span></text:span><text:span text:style-name="T1"> of your program changes. But what is state? Loosely put, state refers to all the data your program is dealing with and their </text:span><text:span text:style-name="Strong_20_Emphasis"><text:span text:style-name="T1">current</text:span></text:span><text:span text:style-name="T1"> values at the point in time when a particular statement is about to be executed. Since the entire point of a program is to transform input data into some meaningful output data, it stands to reason that the program will modify the values of the data it is dealing with. This occurs in a stepwise fashion, statement by executed statement. But we need a way to record the state of our program in conveniently manageable units, which we shall call </text:span><text:span text:style-name="Strong_20_Emphasis"><text:span text:style-name="T1">variables</text:span></text:span><text:span text:style-name="T1">, as their value may vary over the course of program execution.</text:span></text:p>
      <text:p text:style-name="P4">Variables each have a name, a type, and a value. A name is simply the name we choose to call a particular piece of data. For example, we previously called the bit of data representing the total number of apples held by everyone 'apples'. The value of apples started at 0, and as more people were inputed into the problem, the number of apples increased and so, accordingly, did the value of our variable 'apples'.</text:p>
      <text:p text:style-name="P2"><text:span text:style-name="Strong_20_Emphasis"><text:span text:style-name="T1">Type</text:span></text:span><text:span text:style-name="T1"> refers to the type of value a variable can have. Text is not the same as a number, thus they are considered different types. One could not for example add "apples" to the number 7. Python has five basic types:</text:span></text:p>
      <text:p text:style-name="P15">int</text:p>
      <text:p text:style-name="P16">Integers, e.g. 1, 179835646, -3, 0</text:p>
      <text:p text:style-name="P15">string</text:p>
      <text:p text:style-name="P16">Text strings, e.g. 'Alice', "The cat sat on the mat"</text:p>
      <text:p text:style-name="P15">float</text:p>
      <text:p text:style-name="P16"><text:soft-page-break/>Real numbers, e.g. 0.0, 48747.23501, -0.5</text:p>
      <text:p text:style-name="P15">bool</text:p>
      <text:p text:style-name="P16">Boolean conditions, e.g. True, False</text:p>
      <text:p text:style-name="P15">None</text:p>
      <text:p text:style-name="P16">None is both a value and a type specifying a value that is not of any type nor has any actual value.</text:p>
      <text:h text:style-name="P14" text:outline-level="2">Assignment Statements</text:h>
      <text:p text:style-name="P2"><text:span text:style-name="T1">To create a new variable for use we simply </text:span><text:span text:style-name="Strong_20_Emphasis"><text:span text:style-name="T1">assign</text:span></text:span><text:span text:style-name="T1"> it a value, by giving it a name and setting the name equal to the value. We do this by using the </text:span><text:span text:style-name="Strong_20_Emphasis"><text:span text:style-name="T1">assignment statement</text:span></text:span><text:span text:style-name="T1"> which takes the form</text:span></text:p>
      <text:p text:style-name="P3"><text:span text:style-name="Emphasis"><text:span text:style-name="T8">variable_name = expression</text:span></text:span></text:p>
      <text:p text:style-name="P17">Python 2.4.3 (#1, Oct <text:s text:c="2"/>2 2006, 21:50:13) </text:p>
      <text:p text:style-name="P17">[GCC 3.4.6 (Gentoo 3.4.6-r1, ssp-3.4.5-1.0, pie-8.7.9)] on linux2</text:p>
      <text:p text:style-name="P17">Type "help", "copyright", "credits" or "license" for more information.</text:p>
      <text:p text:style-name="P17">&gt;&gt;&gt; name = "James"</text:p>
      <text:p text:style-name="P17">&gt;&gt;&gt;</text:p>
      <text:p text:style-name="P2"><text:span text:style-name="T1">Here we have created a new variable, whose name is 'name', and which has the value </text:span><text:span text:style-name="Emphasis"><text:span text:style-name="T8">James</text:span></text:span><text:span text:style-name="T1">. We did not explicitly state the type of 'name' to be a string, as python takes care of this for us. When assigning a value to a variable, python automatically sets the type of variable being assigned to the type of the value being assigned. If we go on to assign name again, this time with a different value</text:span></text:p>
      <text:p text:style-name="P17">&gt;&gt;&gt; name = "Jimbo"</text:p>
      <text:p text:style-name="P17">&gt;&gt;&gt;</text:p>
      <text:p text:style-name="P4">The value of 'name' has changed. If we want to see what the value of a variable is we can simply print it:</text:p>
      <text:p text:style-name="P17">&gt;&gt;&gt; print name</text:p>
      <text:p text:style-name="P17">Jimbo</text:p>
      <text:p text:style-name="P17">&gt;&gt;&gt;</text:p>
      <text:p text:style-name="P4">James has disappeared. As far as the program is concerned James was never there. There is no James! Assigning a new value to a variable will obliterate the previous value of that variable. If you <text:soft-page-break/>wish to keep the old value of a variable you need to save a copy, in a different variable.</text:p>
      <text:p text:style-name="P17">&gt;&gt;&gt; i = 1</text:p>
      <text:p text:style-name="P17">&gt;&gt;&gt; j = i</text:p>
      <text:p text:style-name="P17">&gt;&gt;&gt; i = 2</text:p>
      <text:p text:style-name="P17">&gt;&gt;&gt; print "i =", i, "and j =", j</text:p>
      <text:p text:style-name="P17">i = 2 and j = 1</text:p>
      <text:p text:style-name="P17">&gt;&gt;&gt;</text:p>
      <text:p text:style-name="P4">So let's look at what we've done, step by step.</text:p>
      <text:list xml:id="list2302615594448292970" text:style-name="L1">
        <text:list-item>
          <text:p text:style-name="P7"><text:span text:style-name="Source_20_Text"><text:span text:style-name="T6">i = 1</text:span></text:span><text:span text:style-name="T1"><text:line-break/>We create a new variable, called 'i', assign it a value of </text:span><text:span text:style-name="Emphasis"><text:span text:style-name="T8">1</text:span></text:span><text:span text:style-name="T1">, and python sets it's type to 'int'</text:span></text:p>
        </text:list-item>
        <text:list-item>
          <text:p text:style-name="P7"><text:span text:style-name="Source_20_Text"><text:span text:style-name="T6">j = i</text:span></text:span><text:span text:style-name="T1"><text:line-break/>We create another new variable, this time called 'j', assign it a value of ... well what exactly? </text:span><text:span text:style-name="Source_20_Text"><text:span text:style-name="T6">i</text:span></text:span><text:span text:style-name="T1"> is not a string because it's not in quotes, and it's not a number, so it's being treated as a variable. But what is 'i'? Variables are implicitly considered to be their current values. So </text:span><text:span text:style-name="Source_20_Text"><text:span text:style-name="T6">i</text:span></text:span><text:span text:style-name="T1"> is implicitly considered to be 1 (it's current value)</text:span></text:p>
        </text:list-item>
        <text:list-item>
          <text:p text:style-name="P7"><text:span text:style-name="Source_20_Text"><text:span text:style-name="T6">i = 2</text:span></text:span><text:span text:style-name="T1"><text:line-break/>We assign a new value to 'i'. The old value of 'i' is discarded.</text:span></text:p>
        </text:list-item>
        <text:list-item>
          <text:p text:style-name="P7"><text:span text:style-name="Source_20_Text"><text:span text:style-name="T6">print "i =", i, "and j =", j</text:span></text:span><text:span text:style-name="T1"><text:line-break/>We output the current values of 'i' and 'j' respectively.</text:span></text:p>
        </text:list-item>
      </text:list>
      <text:p text:style-name="P2"><text:span text:style-name="T1">Step 2 highlights a number of important points about assignment. The assignment statement does something very specific. It changes the current value of the variable being assigned to the value of the expression to the right of the equals. This means that the value of the expression must be determined before actually changing the value of the variable. As you can see from the output produced by our little program, assignments do not 'hold true' over time in the same way as a similar statement in maths does. </text:span><text:span text:style-name="Source_20_Text"><text:span text:style-name="T6">j = i</text:span></text:span><text:span text:style-name="T1"> does not mean that 'j' and 'i' are always equivalent. The only thing that can be certainly said about the relationship between 'j' and 'i' is that </text:span><text:soft-page-break/><text:span text:style-name="T1">they will be equal directly after the assignment statement has been executed. Both before and after that point in time, all bets are off.</text:span></text:p>
      <text:p text:style-name="P3"><text:span text:style-name="T1">An assignment is </text:span><text:span text:style-name="Strong_20_Emphasis"><text:span text:style-name="T1">not</text:span></text:span><text:span text:style-name="T1"> a description of a relationship between two expressions.<text:line-break/>It effects a </text:span><text:span text:style-name="Strong_20_Emphasis"><text:span text:style-name="T1">once off</text:span></text:span><text:span text:style-name="T1"> change in the value of one variable.</text:span></text:p>
      <text:p text:style-name="P2"><text:span text:style-name="T1">Consider the assignment statement </text:span><text:span text:style-name="Source_20_Text"><text:span text:style-name="T6">x = x + 1</text:span></text:span><text:span text:style-name="T1">. For those of you with inner mathematicians that are screaming loudly to get out, take a large stiff drink now! What we have is an assignment to a variable ('x') the value of an expression ('x + 1'). Let us suppose that currently the value of 'x' is 1. This assignment occurs as follows.</text:span></text:p>
      <text:list xml:id="list6031071424675921222" text:style-name="L2">
        <text:list-item>
          <text:p text:style-name="P8"><text:span text:style-name="Source_20_Text"><text:span text:style-name="T6">x = x + 1</text:span></text:span><text:span text:style-name="T1"><text:line-break/>The value of the expression 'x + 1' is determined. Since 'x' is 1, and complex expressions are built out of simple atomic expressions using operators like '+', we can transform the expression into '1 + 1' since variables are considered in expressions to be their current value.</text:span></text:p>
        </text:list-item>
        <text:list-item>
          <text:p text:style-name="P8"><text:span text:style-name="Source_20_Text"><text:span text:style-name="T6">x = 1 + 1</text:span></text:span><text:span text:style-name="T1"><text:line-break/>This is obviously 2, hence the value of the expression overall is 2.</text:span></text:p>
        </text:list-item>
        <text:list-item>
          <text:p text:style-name="P8"><text:span text:style-name="Source_20_Text"><text:span text:style-name="T6">x = 2</text:span></text:span><text:span text:style-name="T1"><text:line-break/>2 is assigned as the </text:span><text:span text:style-name="Strong_20_Emphasis"><text:span text:style-name="T1">new</text:span></text:span><text:span text:style-name="T1"> value of 'x'.</text:span></text:p>
        </text:list-item>
      </text:list>
      <text:h text:style-name="P14" text:outline-level="2">Integers, Floats and Arithmetic Expressions</text:h>
      <text:p text:style-name="P4">Obviously we want to be able do more than simply assign values to variables. We need to be able to manipulate and combine them in various ways. For integers and floats this leads directly to arithmetic notation, and its representations in python. Also how can we determine how variables of different types act when manipulated arithmetically. In general basic arithmetic expressions can be formed in much the same way as one would express them mathematically. If 'x' and 'y' are either integers or floats then</text:p>
      <text:list xml:id="list1192208819531178011" text:style-name="L3">
        <text:list-item>
          <text:p text:style-name="P9"><text:span text:style-name="Source_20_Text"><text:span text:style-name="T6">x + y</text:span></text:span><text:span text:style-name="T1"> yields Addition</text:span></text:p>
        </text:list-item>
        <text:list-item>
          <text:p text:style-name="P9"><text:span text:style-name="Source_20_Text"><text:span text:style-name="T6">x - y</text:span></text:span><text:span text:style-name="T1"> yields Subtraction</text:span></text:p>
        </text:list-item>
        <text:list-item>
          <text:p text:style-name="P9"><text:soft-page-break/><text:span text:style-name="Source_20_Text"><text:span text:style-name="T6">x * y</text:span></text:span><text:span text:style-name="T1"> yields Multiplication</text:span></text:p>
        </text:list-item>
        <text:list-item>
          <text:p text:style-name="P9"><text:span text:style-name="Source_20_Text"><text:span text:style-name="T6">x / y</text:span></text:span><text:span text:style-name="T1"> yields Division</text:span></text:p>
        </text:list-item>
        <text:list-item>
          <text:p text:style-name="P9"><text:span text:style-name="Source_20_Text"><text:span text:style-name="T6">x % y</text:span></text:span><text:span text:style-name="T1"> yields Modulo (or Remainder)</text:span></text:p>
        </text:list-item>
        <text:list-item>
          <text:p text:style-name="P9"><text:span text:style-name="Source_20_Text"><text:span text:style-name="T6">x ** y</text:span></text:span><text:span text:style-name="T1"> yields Exponentiation (or raising to the power of)</text:span></text:p>
        </text:list-item>
      </text:list>
      <text:p text:style-name="P2"><text:span text:style-name="T1">The above list describes various </text:span><text:span text:style-name="Strong_20_Emphasis"><text:span text:style-name="T1">operators</text:span></text:span><text:span text:style-name="T1"> that can be used to form arithmetic expressions. But, suppose we have the expression </text:span><text:span text:style-name="Source_20_Text"><text:span text:style-name="T6">2+3*4</text:span></text:span><text:span text:style-name="T1">. Which of the addition or the multiplication operators is applied first? One might think the operators are applied simply left to right, but as in maths, instead we have a well defined order of</text:span><text:span text:style-name="Strong_20_Emphasis"><text:span text:style-name="T1">precedence</text:span></text:span><text:span text:style-name="T1"> specifying which operators are applied and in what order. The complete list of python operators and their precedence can be found </text:span><text:a xlink:type="simple" xlink:href="http://doc.python.org/ref/summary.html"><text:span text:style-name="T4">here</text:span></text:a><text:span text:style-name="T1">. In general python arithmetic operates exactly as it would in normal mathematics.</text:span></text:p>
      <text:p text:style-name="P4">In the same way variables have a type, so too do expressions have a type associated with their value. The type of the value of an expression is generally determined by the types comprising the expression. For example, adding one integer to another in an expression always yields an integer, so the expression has type integer. But what happens when you mix two, or more, types in an expression. In general all participating sub-expressions have their type promoted to the most general type. By general, we mean 'most capable of representing all types involved'. For example, the value 0.5 cannot be represented by an integer, but the value 3 can be represented by a float as in 3.0. Hence adding a float to an integer means the integer gets promoted to a float and the type of the value of the expression as a whole will be a float. Division however acts slightly differently:</text:p>
      <text:p text:style-name="P17">&gt;&gt;&gt; print 4/2</text:p>
      <text:p text:style-name="P17">2</text:p>
      <text:p text:style-name="P17">&gt;&gt;&gt; print 5/2</text:p>
      <text:p text:style-name="P17">2</text:p>
      <text:p text:style-name="P17">&gt;&gt;&gt;</text:p>
      <text:p text:style-name="P4">Four divided by two is two, no problems there. But five divided two <text:soft-page-break/>is 2.5, not 2! Because both 5 and 2 are integers, python divides them as integers, in much the same way as we did in junior school. The number of times 2 goes into 5 completely is worked out, and the rest is considered the remainder. Because an integer can't represent the additional 0.5, it is simply dropped. If you want the exact value, divide by a float instead, and force promotion of the expression to a float:</text:p>
      <text:p text:style-name="P17">&gt;&gt;&gt; print 5/2.0</text:p>
      <text:p text:style-name="P17">2.5</text:p>
      <text:p text:style-name="P17">&gt;&gt;&gt;</text:p>
      <text:p text:style-name="P4">However, often we actually want the integer part of a division only, and equally so the remainder. Python provides us with an operator to get the remainder, namely modulo:</text:p>
      <text:p text:style-name="P17">&gt;&gt;&gt; print 5 % 2</text:p>
      <text:p text:style-name="P17">1</text:p>
      <text:p text:style-name="P17">&gt;&gt;&gt; print "5 divided by 2 is ", 5/2, "remainder", 5 % 2</text:p>
      <text:p text:style-name="P17">5 divided by 2 is 2 remainder 1</text:p>
      <text:p text:style-name="P17">&gt;&gt;&gt;</text:p>
      <text:h text:style-name="P14" text:outline-level="2">Strings and common operators</text:h>
      <text:p text:style-name="P4">Strings can be manipulated too, but the operations we perform on them are fundamentally different. Assuming 's1' and 's2' are strings, and 'i' and 'j' are integers</text:p>
      <text:list xml:id="list7048783979804373380" text:style-name="L4">
        <text:list-item>
          <text:p text:style-name="P10"><text:span text:style-name="Source_20_Text"><text:span text:style-name="T6">s1 + s2</text:span></text:span><text:span text:style-name="T1"> yields Concatenation<text:line-break/>The joining of two strings in the order they are listed as operands to from a single string; e.g. </text:span><text:span text:style-name="Source_20_Text"><text:span text:style-name="T6">"a"+"b"</text:span></text:span><text:span text:style-name="T1">yields "ab"</text:span></text:p>
        </text:list-item>
        <text:list-item>
          <text:p text:style-name="P10"><text:span text:style-name="Source_20_Text"><text:span text:style-name="T6">s1 * i</text:span></text:span><text:span text:style-name="T1"> yields Repetition<text:line-break/>The creation of a new string repeated 'i' times; e.g. </text:span><text:span text:style-name="Source_20_Text"><text:span text:style-name="T6">"a" * 3</text:span></text:span><text:span text:style-name="T1"> yields "aaa"</text:span></text:p>
        </text:list-item>
        <text:list-item>
          <text:p text:style-name="P10"><text:span text:style-name="Source_20_Text"><text:span text:style-name="T6">s1[i]</text:span></text:span><text:span text:style-name="T1"> yields Subscription (or indexing)<text:line-break/>The extraction of a single character at a specific position in the string, where the first character in the string is a position 0, the second and position 1, and so on; e.g. </text:span><text:span text:style-name="Source_20_Text"><text:span text:style-name="T6">"abc"[1]</text:span></text:span><text:span text:style-name="T1"> yields "b". 'i' </text:span><text:soft-page-break/><text:span text:style-name="T1">may be any expression evaluating to an integer. Negative numbers may be used, where </text:span><text:span text:style-name="Source_20_Text"><text:span text:style-name="T6">-i</text:span></text:span><text:span text:style-name="T1"> means the i'th last position.</text:span></text:p>
        </text:list-item>
        <text:list-item>
          <text:p text:style-name="P10"><text:span text:style-name="Source_20_Text"><text:span text:style-name="T6">s1[i:j:k]</text:span></text:span><text:span text:style-name="T1"> yields Slicing<text:line-break/>The extraction of a series of characters from a string starting at the character in the i'th position and continuing until the character just prior to the j'th position, extracting only every k'th character, where positions are numbered from 0, and negative number mean distance from end of string. Any of i, j, or k may be omited, in which case they are treated as 0, the string length, and 1 respectively. A k value of 1 means all characters in the specified range are extracted. If 'j' is omitted, the extraction is from the 'i'th position to the end of the string. Examples:<text:line-break/></text:span><text:span text:style-name="Source_20_Text"><text:span text:style-name="T6">"The </text:span></text:span><text:span text:style-name="Source_20_Text"><text:span text:style-name="T7">quick brown fox</text:span></text:span><text:span text:style-name="Source_20_Text"><text:span text:style-name="T6">"[4:]</text:span></text:span><text:span text:style-name="T1"> yields "quick brown fox"<text:line-break/></text:span><text:span text:style-name="Source_20_Text"><text:span text:style-name="T6">"The quick brown </text:span></text:span><text:span text:style-name="Source_20_Text"><text:span text:style-name="T7">fox</text:span></text:span><text:span text:style-name="Source_20_Text"><text:span text:style-name="T6">"[-4:]</text:span></text:span><text:span text:style-name="T1"> yields " fox"<text:line-break/></text:span><text:span text:style-name="Source_20_Text"><text:span text:style-name="T6">"</text:span></text:span><text:span text:style-name="Source_20_Text"><text:span text:style-name="T7">The </text:span></text:span><text:span text:style-name="Source_20_Text"><text:span text:style-name="T6">quick brown fox"[:4]</text:span></text:span><text:span text:style-name="T1"> yields "The "<text:line-break/></text:span><text:span text:style-name="Source_20_Text"><text:span text:style-name="T6">"The </text:span></text:span><text:span text:style-name="Source_20_Text"><text:span text:style-name="T7">quick</text:span></text:span><text:span text:style-name="Source_20_Text"><text:span text:style-name="T6"> brown fox"[4:9]</text:span></text:span><text:span text:style-name="T1"> yields "quick".<text:line-break/></text:span><text:span text:style-name="Source_20_Text"><text:span text:style-name="T6">"</text:span></text:span><text:span text:style-name="Source_20_Text"><text:span text:style-name="T7">T</text:span></text:span><text:span text:style-name="Source_20_Text"><text:span text:style-name="T6">h</text:span></text:span><text:span text:style-name="Source_20_Text"><text:span text:style-name="T7">e</text:span></text:span><text:span text:style-name="Source_20_Text"><text:span text:style-name="T6"> </text:span></text:span><text:span text:style-name="Source_20_Text"><text:span text:style-name="T7">q</text:span></text:span><text:span text:style-name="Source_20_Text"><text:span text:style-name="T6">u</text:span></text:span><text:span text:style-name="Source_20_Text"><text:span text:style-name="T7">i</text:span></text:span><text:span text:style-name="Source_20_Text"><text:span text:style-name="T6">c</text:span></text:span><text:span text:style-name="Source_20_Text"><text:span text:style-name="T7">k</text:span></text:span><text:span text:style-name="Source_20_Text"><text:span text:style-name="T6"> </text:span></text:span><text:span text:style-name="Source_20_Text"><text:span text:style-name="T7">b</text:span></text:span><text:span text:style-name="Source_20_Text"><text:span text:style-name="T6">r</text:span></text:span><text:span text:style-name="Source_20_Text"><text:span text:style-name="T7">o</text:span></text:span><text:span text:style-name="Source_20_Text"><text:span text:style-name="T6">w</text:span></text:span><text:span text:style-name="Source_20_Text"><text:span text:style-name="T7">n</text:span></text:span><text:span text:style-name="Source_20_Text"><text:span text:style-name="T6"> </text:span></text:span><text:span text:style-name="Source_20_Text"><text:span text:style-name="T7">f</text:span></text:span><text:span text:style-name="Source_20_Text"><text:span text:style-name="T6">o</text:span></text:span><text:span text:style-name="Source_20_Text"><text:span text:style-name="T7">x</text:span></text:span><text:span text:style-name="Source_20_Text"><text:span text:style-name="T6">"[::2]</text:span></text:span><text:span text:style-name="T1"> yields "Teqikbonfx"<text:line-break/></text:span><text:span text:style-name="Source_20_Text"><text:span text:style-name="T6">"The </text:span></text:span><text:span text:style-name="Source_20_Text"><text:span text:style-name="T7">q</text:span></text:span><text:span text:style-name="Source_20_Text"><text:span text:style-name="T6">ui</text:span></text:span><text:span text:style-name="Source_20_Text"><text:span text:style-name="T7">c</text:span></text:span><text:span text:style-name="Source_20_Text"><text:span text:style-name="T6">k </text:span></text:span><text:span text:style-name="Source_20_Text"><text:span text:style-name="T7">b</text:span></text:span><text:span text:style-name="Source_20_Text"><text:span text:style-name="T6">ro</text:span></text:span><text:span text:style-name="Source_20_Text"><text:span text:style-name="T7">w</text:span></text:span><text:span text:style-name="Source_20_Text"><text:span text:style-name="T6">n fox"[4:15:3]</text:span></text:span><text:span text:style-name="T1"> yields "qcbw".</text:span></text:p>
        </text:list-item>
        <text:list-item>
          <text:p text:style-name="P10"><text:span text:style-name="Source_20_Text"><text:span text:style-name="T6">s1[:]</text:span></text:span><text:span text:style-name="T1"> yields Slicing of the entire string, essentially making a complete copy of the string.</text:span></text:p>
        </text:list-item>
      </text:list>
      <text:h text:style-name="P14" text:outline-level="2">Formalisation of the Concepts of Statements and Expressions</text:h>
      <text:p text:style-name="P4">To recap, in a more formal way.</text:p>
      <text:list xml:id="list4045174136596268959" text:style-name="L5">
        <text:list-item>
          <text:p text:style-name="P5">Programs consist of sequences of statements</text:p>
        </text:list-item>
        <text:list-item>
          <text:p text:style-name="P5">Statements perform actions but do not have value</text:p>
        </text:list-item>
        <text:list-item>
          <text:p text:style-name="P5">Statements may act on expressions</text:p>
        </text:list-item>
        <text:list-item>
          <text:p text:style-name="P5">Expressions have a value, and when used in statements, their value is determined and substituted in place of the expression</text:p>
        </text:list-item>
        <text:list-item>
          <text:p text:style-name="P5">Expressions may be simple expressions such as numbers or variables whose values can be determined directly</text:p>
        </text:list-item>
        <text:list-item>
          <text:p text:style-name="P5">Expressions may be composed of simpler expressions combined using appropriate operators</text:p>
        </text:list-item>
      </text:list>
      <text:h text:style-name="P14" text:outline-level="2"><text:soft-page-break/>Exercises</text:h>
      <text:list xml:id="list6143586284368553601" text:style-name="L6">
        <text:list-item>
          <text:p text:style-name="P6">What does the assignment statement do?</text:p>
        </text:list-item>
        <text:list-item>
          <text:p text:style-name="P6">What are the five basic variable types in python?</text:p>
        </text:list-item>
        <text:list-item>
          <text:p text:style-name="P11"><text:span text:style-name="T1">If the integer variable </text:span><text:span text:style-name="Emphasis"><text:span text:style-name="T8">i</text:span></text:span><text:span text:style-name="T1"> has the value 7, then what is the value of the expression </text:span><text:span text:style-name="Source_20_Text"><text:span text:style-name="T9">i/4</text:span></text:span><text:span text:style-name="T1">. Why?</text:span></text:p>
        </text:list-item>
        <text:list-item>
          <text:p text:style-name="P6">How does one calculate the remainder (modulo) of an integer when divided by another number?</text:p>
        </text:list-item>
        <text:list-item>
          <text:p text:style-name="P6">Write a program that outputs the letter "x" 1000 times on a single line, without intervening spaces.</text:p>
        </text:list-item>
        <text:list-item>
          <text:p text:style-name="P11"><text:span text:style-name="T1">If </text:span><text:span text:style-name="Emphasis"><text:span text:style-name="T8">s</text:span></text:span><text:span text:style-name="T1"> is a sting variable with the value "Harry's Hippie Hoedown", then what is the value of<text:line-break/></text:span><text:span text:style-name="Source_20_Text"><text:span text:style-name="T9">s + ": tickets only $5"</text:span></text:span></text:p>
        </text:list-item>
        <text:list-item>
          <text:p text:style-name="P11"><text:span text:style-name="T1">If </text:span><text:span text:style-name="Emphasis"><text:span text:style-name="T8">s</text:span></text:span><text:span text:style-name="T1"> is a sting variable with the value "Harry's Hippie Hoedown", then what is the value of<text:line-break/></text:span><text:span text:style-name="Source_20_Text"><text:span text:style-name="T9">s + ": tickets only $" + "5"*3</text:span></text:span></text:p>
        </text:list-item>
        <text:list-item>
          <text:p text:style-name="P11"><text:span text:style-name="T1">What is the value of </text:span><text:span text:style-name="Source_20_Text"><text:span text:style-name="T9">"ABBA was a Swedish band popular during the 80's"[0:4]</text:span></text:span><text:span text:style-name="T1">?</text:span></text:p>
        </text:list-item>
        <text:list-item>
          <text:p text:style-name="P11"><text:span text:style-name="T1">What is the value of </text:span><text:span text:style-name="Source_20_Text"><text:span text:style-name="T9">"ABBA was a Swedish band popular during the 80's"[-15:-7]</text:span></text:span><text:span text:style-name="T1">?</text:span></text:p>
        </text:list-item>
        <text:list-item>
          <text:p text:style-name="P11"><text:span text:style-name="T1">If the string variable </text:span><text:span text:style-name="Emphasis"><text:span text:style-name="T8">s</text:span></text:span><text:span text:style-name="T1"> has the value "ABBA was a Swedish band popular during the 80's", then what is the value of <text:line-break/></text:span><text:span text:style-name="Source_20_Text"><text:span text:style-name="T9">"BAAB"+s[4:11]+"Danish"+s[18:24]+"un"+s[24:-4]+"90's"</text:span></text:span></text:p>
        </text:list-item>
      </text:list>
      <text:p text:style-name="P3"><text:span text:style-name="T1">[</text:span><text:a xlink:type="simple" xlink:href="http://www.cbio.uct.ac.za/~gustavo/Lectures/Python/James/basic_output.html"><text:span text:style-name="T3">Prev: Basic Output</text:span></text:a><text:span text:style-name="T1">] [</text:span><text:a xlink:type="simple" xlink:href="http://www.cbio.uct.ac.za/~gustavo/Lectures/Python/James/index.html"><text:span text:style-name="T3">Course Outline</text:span></text:a><text:span text:style-name="T1">] [</text:span><text:a xlink:type="simple" xlink:href="http://www.cbio.uct.ac.za/~gustavo/Lectures/Python/James/basic_input.html"><text:span text:style-name="T3">Next: Basic Input</text:span></text:a><text:span text:style-name="T1">]</text:span></text:p>
      <text:p text:style-name="P12"><text:span text:style-name="T2">Copyright © James Dominy 2007-2008; Released under the </text:span><text:a xlink:type="simple" xlink:href="http://www.gnu.org/copyleft/fdl.html"><text:span text:style-name="T4">GNU Free Documentation License</text:span></text:a><text:span text:style-name="T2"><text:line-break/></text:span><text:a xlink:type="simple" xlink:href="http://www.cbio.uct.ac.za/~gustavo/Lectures/Python/James/intropython.tar.gz"><text:span text:style-name="T5">Download the tarball</text:span></text:a></text:p>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mic Sans MS" svg:font-family="'Comic Sans MS', sans-serif"/>
    <style:font-face style:name="Courier New" svg:font-family="'Courier New', monospace"/>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19:07:24.966190698</meta:creation-date>
    <dc:date>2015-03-22T19:08:40.441838619</dc:date>
    <meta:editing-duration>P0D</meta:editing-duration>
    <meta:editing-cycles>1</meta:editing-cycles>
    <meta:document-statistic meta:table-count="0" meta:image-count="0" meta:object-count="0" meta:page-count="8" meta:paragraph-count="103" meta:word-count="2196" meta:character-count="12034" meta:non-whitespace-character-count="9969"/>
    <meta:generator>LibreOffice/4.2.7.2$Linux_X86_64 LibreOffice_project/420m0$Build-2</meta:generator>
  </office:meta>
</office:document-meta>
</file>